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0e8b8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paragraph-rsid="000e8b8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paragraph-rsid="000e8b89" style:font-size-asian="20pt" style:font-weight-asian="bold" style:font-size-complex="20pt" style:font-weight-complex="bold"/>
    </style:style>
    <style:style style:name="T1" style:family="text">
      <style:text-properties officeooo:rsid="000e8b89"/>
    </style:style>
    <style:style style:name="T2" style:family="text">
      <style:text-properties fo:language="en" fo:country="US"/>
    </style:style>
    <style:style style:name="T3" style:family="text">
      <style:text-properties style:font-name="Times new roman"/>
    </style:style>
    <style:style style:name="T4" style:family="text">
      <style:text-properties style:font-name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nstrução de uma inteligência artificial utilizando o método NEAT(</text:span><text:bookmark text:name="firstHeading"/><text:span text:style-name="T2">Neuroevolution of augmenting topologies</text:span><text:span text:style-name="T1">)</text:span></text:p>
      <text:p text:style-name="P1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2:35:43.987509840</meta:creation-date>
    <dc:date>2017-09-05T12:44:06.360292804</dc:date>
    <meta:editing-duration>PT8M22S</meta:editing-duration>
    <meta:editing-cycles>1</meta:editing-cycles>
    <meta:document-statistic meta:table-count="0" meta:image-count="0" meta:object-count="0" meta:page-count="1" meta:paragraph-count="2" meta:word-count="12" meta:character-count="108" meta:non-whitespace-character-count="96"/>
    <meta:generator>LibreOffice/5.1.6.2$Linux_X86_64 LibreOffice_project/10m0$Build-2</meta:generator>
  </office:meta>
</office:document-meta>
</file>